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text-properties style:font-name="Courier New"/>
    </style:style>
    <style:style style:name="P5" style:family="paragraph" style:parent-style-name="Standard">
      <style:text-properties officeooo:paragraph-rsid="001388e8"/>
    </style:style>
    <style:style style:name="P6" style:family="paragraph" style:parent-style-name="Standard">
      <style:paragraph-properties fo:margin-left="2.54cm" fo:margin-right="0cm" fo:text-indent="0cm" style:auto-text-indent="false">
        <style:tab-stops/>
      </style:paragraph-properties>
    </style:style>
    <style:style style:name="P7" style:family="paragraph" style:parent-style-name="Standard" style:master-page-name="MP0">
      <style:paragraph-properties fo:text-align="justify" style:justify-single-word="false" style:page-number="auto" fo:break-before="page"/>
    </style:style>
    <style:style style:name="P8" style:family="paragraph" style:parent-style-name="Standard" style:list-style-name="L1"/>
    <style:style style:name="P9" style:family="paragraph" style:parent-style-name="Standard" style:list-style-name="L2"/>
    <style:style style:name="P10" style:family="paragraph" style:parent-style-name="Standard">
      <style:text-properties style:text-underline-style="solid" style:text-underline-width="auto" style:text-underline-color="font-color" officeooo:rsid="001852d4" officeooo:paragraph-rsid="001852d4"/>
    </style:style>
    <style:style style:name="P11" style:family="paragraph" style:parent-style-name="Standard">
      <style:text-properties style:text-underline-style="none" fo:font-weight="normal" officeooo:rsid="001852d4" officeooo:paragraph-rsid="001852d4" style:font-weight-asian="normal" style:font-weight-complex="normal"/>
    </style:style>
    <style:style style:name="P12" style:family="paragraph" style:parent-style-name="Standard">
      <style:text-properties style:text-underline-style="none" officeooo:rsid="001852d4" officeooo:paragraph-rsid="001852d4"/>
    </style:style>
    <style:style style:name="T1" style:family="text">
      <style:text-properties style:font-name="Courier New" fo:font-size="9pt" style:font-size-asian="9pt" style:font-size-complex="9pt"/>
    </style:style>
    <style:style style:name="T2" style:family="text">
      <style:text-properties style:font-name="Courier New" fo:font-size="9pt" officeooo:rsid="001388e8" style:font-size-asian="9pt" style:font-size-complex="9pt"/>
    </style:style>
    <style:style style:name="T3" style:family="text">
      <style:text-properties style:font-name="Courier New" fo:font-size="9pt" officeooo:rsid="00179b3e" style:font-size-asian="9pt" style:font-size-complex="9pt"/>
    </style:style>
    <style:style style:name="T4" style:family="text">
      <style:text-properties style:font-name="Courier New" fo:font-size="8pt" style:font-size-asian="8pt" style:font-size-complex="8pt"/>
    </style:style>
    <style:style style:name="T5" style:family="text">
      <style:text-properties style:font-name="Courier New" fo:font-size="8pt" fo:background-color="#ffff00" loext:char-shading-value="0" style:font-size-asian="8pt" style:font-size-complex="8pt"/>
    </style:style>
    <style:style style:name="T6" style:family="text">
      <style:text-properties style:font-name="Consolas" fo:font-size="9pt" style:font-size-asian="9pt" style:font-size-complex="9pt"/>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ANUALE DI ESECUZIONE IMPORT PREVNET → SPISAL</text:p>
      <text:p text:style-name="P1"/>
      <text:p text:style-name="P3">METODO DI ESECUZIONE</text:p>
      <text:p text:style-name="P1">L’eseguibile principale è importer.java. Può esser lanciato da Eclipse, (run/debug as &gt; java application) ma bisogna specificare gli switch qui sotto elencati.</text:p>
      <text:p text:style-name="P1"/>
      <text:p text:style-name="P1">Altrimenti può esser eseguito da linea di comando come .jar stand-alone. In tal caso va generato il jar con il comando <text:s/>mvn package.</text:p>
      <text:p text:style-name="P1"/>
      <text:p text:style-name="P1">Nel caso in cui venga eseguito da eclipse, va aggiunto obbligatoriamente lo switch –eclipse</text:p>
      <text:p text:style-name="P1">Quando eseguito da eclipse, i file di mapping.xls, e persistence.xml e oracle/mysql.build.properties sono quelli all’interno del progetto.</text:p>
      <text:p text:style-name="P1"/>
      <text:p text:style-name="P1">Nel caso in cui invece venga eseguito stand-alone nella cartella dove è posizionato il jar devono esser presenti i file oracle.build.properties, mysql.build.properties, e il file .xls del mapping, se necessario.</text:p>
      <text:p text:style-name="Standard"/>
      <text:p text:style-name="P2">STEP DA ESEGUIRE PER EFFETTUARE L’IMPORT DEL PREGRESSO DI UNA ULSS</text:p>
      <text:p text:style-name="P2"/>
      <text:list xml:id="list3404072762" text:style-name="L1">
        <text:list-item>
          <text:p text:style-name="P8">Decomprimere il file importer.zip nella directory che si desidera</text:p>
        </text:list-item>
        <text:list-item>
          <text:p text:style-name="P8">Lanciare sul db di origine lo script PRE-IMPORT.sql che crea le tabelle di aur e copia le anagrafiche in una seconda tabella non basata su file esterno (per query più performanti)</text:p>
        </text:list-item>
        <text:list-item>
          <text:p text:style-name="P8">Configurare opportunamente le stringhe di connessione ai due db nei rispettivi files:</text:p>
          <text:list>
            <text:list-item>
              <text:p text:style-name="P8">mysql.build.properties per il db SORGENTE</text:p>
            </text:list-item>
            <text:list-item>
              <text:p text:style-name="P8">oracle.build.properties per il db DESTINAZIONE</text:p>
            </text:list-item>
            <text:list-item>
              <text:p text:style-name="P8">In entrambi i casi non andare MAI a impostare hibernate.hbm2ddl.auto=update o simili</text:p>
            </text:list-item>
          </text:list>
        </text:list-item>
        <text:list-item>
          <text:p text:style-name="P8">Da linea di comando, posizionarsi nella directory di interesse e lanciare:</text:p>
        </text:list-item>
      </text:list>
      <text:p text:style-name="Standard"><text:span text:style-name="Car._20_predefinito_20_paragrafo"><text:span text:style-name="T1">java -jar spisal-importer.jar </text:span></text:span><text:span text:style-name="Car._20_predefinito_20_paragrafo"><text:span text:style-name="T4">[-ulss ulss] </text:span></text:span><text:span text:style-name="Car._20_predefinito_20_paragrafo"><text:span text:style-name="T1">[-del|-maps|-meds|-fas|-prat]</text:span></text:span></text:p>
      <text:p text:style-name="Standard">dove al posto di argomenti si possono impostare le seguenti opzioni:</text:p>
      <text:list xml:id="list122823182393313" text:continue-numbering="true" text:style-name="L1">
        <text:list-item>
          <text:list>
            <text:list-item>
              <text:list>
                <text:list-item>
                  <text:p text:style-name="P8">-del<text:tab/>Elimina tutti i dati importati sul db di destinazione e che sono registrati nelle tabelle di mapping del db di origine</text:p>
                </text:list-item>
                <text:list-item>
                  <text:p text:style-name="P8">-maps<text:tab/>Crea tutte le tabelle di mapping necessarie nel db di destinazione e popola i mapping dei dizionari, può esser integrato con il nome del .xls da cui viene preso il mapping, es: <text:s/><text:span text:style-name="Car._20_predefinito_20_paragrafo"><text:span text:style-name="T6"><text:s/>-maps Mapping_dizionari_Mestre_v1.4</text:span></text:span> </text:p>
                </text:list-item>
              </text:list>
            </text:list-item>
          </text:list>
        </text:list-item>
      </text:list>
      <text:p text:style-name="P6">Se non specificato il file ricercato di default si deve chiamare <text:span text:style-name="Car._20_predefinito_20_paragrafo"><text:span text:style-name="T6">Mapping_dizionari.xls</text:span></text:span></text:p>
      <text:list xml:id="list122824256656101" text:continue-numbering="true" text:style-name="L1">
        <text:list-item>
          <text:list>
            <text:list-item>
              <text:list>
                <text:list-item>
                  <text:p text:style-name="P8">-meds<text:tab/>Importa tutti i medici da file di impatto</text:p>
                </text:list-item>
                <text:list-item>
                  <text:p text:style-name="P8">-fas<text:tab/>Importa tutti i fascicoli presenti</text:p>
                </text:list-item>
                <text:list-item>
                  <text:p text:style-name="P8">-prat<text:tab/>Importa tutte le pratiche di malattie professionali e infortunio</text:p>
                </text:list-item>
                <text:list-item>
                  <text:p text:style-name="P8">-ulss<text:tab/>Và impostato per tutte le operazioni precedenti e rappresenta il codice della ULSS per la quale si sta eseguendo l’import</text:p>
                </text:list-item>
                <text:list-item>
                  <text:p text:style-name="P8">–eclipse <text:s/>Va impostato se si esegue l’applicazione da eclipse (modifica i path di ricerca dei file)</text:p>
                </text:list-item>
              </text:list>
            </text:list-item>
          </text:list>
        </text:list-item>
      </text:list>
      <text:p text:style-name="P4"/>
      <text:p text:style-name="Standard">Quindi, idealmente per il nuovo import della ULSS 12 con codice 050112 andrebbero eseguiti in ordine questi comandi:</text:p>
      <text:p text:style-name="Standard"><text:span text:style-name="Car._20_predefinito_20_paragrafo"><text:span text:style-name="T1">java -jar spisal-importer.jar -ulss 050112 -del</text:span></text:span></text:p>
      <text:p text:style-name="Standard"><text:span text:style-name="Car._20_predefinito_20_paragrafo"><text:span text:style-name="T1">java -jar spisal-importer.jar -ulss 050112 -maps</text:span></text:span></text:p>
      <text:p text:style-name="Standard"><text:span text:style-name="Car._20_predefinito_20_paragrafo"><text:span text:style-name="T1">java -jar spisal-importer.jar -ulss 050112 -meds</text:span></text:span></text:p>
      <text:p text:style-name="Standard"><text:span text:style-name="Car._20_predefinito_20_paragrafo"><text:span text:style-name="T1">java -jar spisal-importer.jar -ulss 050112 -fas</text:span></text:span></text:p>
      <text:p text:style-name="Standard"><text:span text:style-name="Car._20_predefinito_20_paragrafo"><text:span text:style-name="T1">java -jar spisal-importer.jar -ulss 050112 -prat</text:span></text:span></text:p>
      <text:p text:style-name="Standard"><text:span text:style-name="Car._20_predefinito_20_paragrafo"><text:span text:style-name="T1">java -jar spisal-importer.jar -ulss 050112 -esp</text:span></text:span></text:p>
      <text:p text:style-name="P5"><text:span text:style-name="Car._20_predefinito_20_paragrafo"><text:span text:style-name="T1">java -jar spisal-importer.jar -ulss 05011</text:span></text:span><text:span text:style-name="Car._20_predefinito_20_paragrafo"><text:span text:style-name="T3">2</text:span></text:span><text:span text:style-name="Car._20_predefinito_20_paragrafo"><text:span text:style-name="T1"> -</text:span></text:span><text:span text:style-name="Car._20_predefinito_20_paragrafo"><text:span text:style-name="T2">docs</text:span></text:span></text:p>
      <text:p text:style-name="P5"><text:span text:style-name="Car._20_predefinito_20_paragrafo"><text:span text:style-name="T1">java -jar spisal-importer.jar -ulss 05011</text:span></text:span><text:span text:style-name="Car._20_predefinito_20_paragrafo"><text:span text:style-name="T3">2</text:span></text:span><text:span text:style-name="Car._20_predefinito_20_paragrafo"><text:span text:style-name="T1"> -</text:span></text:span><text:span text:style-name="Car._20_predefinito_20_paragrafo"><text:span text:style-name="T2">scan</text:span></text:span></text:p>
      <text:p text:style-name="P5"><text:span text:style-name="Car._20_predefinito_20_paragrafo"><text:span text:style-name="T2"/></text:span></text:p>
      <text:p text:style-name="Standard">Tutte le operazioni aggiungono righe al file di log contenuto in ./log/importer.log</text:p>
      <text:p text:style-name="Standard"><text:soft-page-break/></text:p>
      <text:p text:style-name="P2">DEBUGGING</text:p>
      <text:p text:style-name="P2"/>
      <text:p text:style-name="Standard">Se qualcosa dovesse andare storto durante l’import delle pratiche è consigliabile procedere come segue:</text:p>
      <text:list xml:id="list5681761" text:style-name="L2">
        <text:list-item>
          <text:p text:style-name="P9">Aprire il file ./log/importer.log e prendere nota dell’ultimo id pratica importato (source id) con successo: a tal fine ricercare la riga tipo:</text:p>
        </text:list-item>
      </text:list>
      <text:p text:style-name="Standard"><text:span text:style-name="Car._20_predefinito_20_paragrafo"><text:span text:style-name="T4">30/11/2016 14:17:56,466 | INFO |</text:span></text:span><text:span text:style-name="Car._20_predefinito_20_paragrafo"><text:span text:style-name="T5">com.phi.db.importer.PraticheImporter</text:span></text:span><text:span text:style-name="Car._20_predefinito_20_paragrafo"><text:span text:style-name="T4">|&gt; New imported object. </text:span></text:span><text:span text:style-name="Car._20_predefinito_20_paragrafo"><text:span text:style-name="T5">Source id: 19825</text:span></text:span><text:span text:style-name="Car._20_predefinito_20_paragrafo"><text:span text:style-name="T4">. Target id: 1022. Imported by PraticheImporter on date Wed Nov 30 14:17:56 CET 2016</text:span></text:span></text:p>
      <text:list xml:id="list122822913415337" text:continue-numbering="true" text:style-name="L2">
        <text:list-item>
          <text:p text:style-name="P9">A questo punto è possibile lanciare il jar in debug con il comando avendo chiaro che si entra in debug socket attach sulla porta 5005 indicando al programma di partire dall’id successivo all’ultimo andato con successo (nell’esempio è <text:span text:style-name="Car._20_predefinito_20_paragrafo"><text:span text:style-name="T5">19825</text:span></text:span>):</text:p>
        </text:list-item>
      </text:list>
      <text:p text:style-name="Standard"><text:span text:style-name="Car._20_predefinito_20_paragrafo"><text:span text:style-name="T4">java -Xdebug -Xrunjdwp:transport=dt_socket,server=y,suspend=y,</text:span></text:span><text:span text:style-name="Car._20_predefinito_20_paragrafo"><text:span text:style-name="T5">address=5005</text:span></text:span><text:span text:style-name="Car._20_predefinito_20_paragrafo"><text:span text:style-name="T4"> -jar spisal-importer.jar</text:span></text:span><text:span text:style-name="Car._20_predefinito_20_paragrafo"><text:span text:style-name="T1"> -ulss 050112 -prat </text:span></text:span><text:span text:style-name="Car._20_predefinito_20_paragrafo"><text:span text:style-name="T5">19825</text:span></text:span></text:p>
      <text:list xml:id="list122822626801774" text:continue-numbering="true" text:style-name="L2">
        <text:list-item>
          <text:p text:style-name="P9">Impostare un punto di debug all’ingresso del metodo main di Importer.java (che è l’entry point del jar)</text:p>
        </text:list-item>
        <text:list-item>
          <text:p text:style-name="P9">Una volta sistemato il problema, posizionarsi nella directory del progetto e lanciare mvn package: verrà generato il jar ./target/spisal-importer-1.0-SNAPSHOT-jar-with-dependencies.jar da rinominare in spisal-importer.jar e spostare nella directory importer di lavoro</text:p>
        </text:list-item>
      </text:list>
      <text:p text:style-name="Standard"/>
      <text:p text:style-name="P10">SCALETTA ROVIGO-ADRIA</text:p>
      <text:p text:style-name="P10"/>
      <text:p text:style-name="P12">→ PRE-IMPORT.sql</text:p>
      <text:p text:style-name="P10"/>
      <text:p text:style-name="P11">cd importer/import_rovigo_20190318/</text:p>
      <text:p text:style-name="P11">java -jar spisal-importer.jar -ulss 050118 -dist POL -maps Mapping_dizionari_Rovigo_v2.5.xls</text:p>
      <text:p text:style-name="P11">java -jar spisal-importer.jar -ulss 050118 -dist POL -fas</text:p>
      <text:p text:style-name="P11">java -jar spisal-importer.jar -ulss 050118 -dist POL -noaur -meds</text:p>
      <text:p text:style-name="P11">nohup java -jar spisal-importer.jar -ulss 050118 -dist POL -esp &amp;</text:p>
      <text:p text:style-name="P11">nohup java -jar spisal-importer.jar -ulss 050118 -dist POL -prat &amp;</text:p>
      <text:p text:style-name="P11">nohup java -jar spisal-importer.jar -ulss 050118 -dist POL -docs &amp;</text:p>
      <text:p text:style-name="P11"/>
      <text:p text:style-name="P11">cd importer/import_adria_20190318/</text:p>
      <text:p text:style-name="P11">java -jar spisal-importer.jar -ulss 050119 -dist POL -maps Mapping_dizionari_Adria_v2.5.xls</text:p>
      <text:p text:style-name="P11">java -jar spisal-importer.jar -ulss 050119 -dist POL -fas</text:p>
      <text:p text:style-name="P11">java -jar spisal-importer.jar -ulss 050119 -dist POL -noaur -meds</text:p>
      <text:p text:style-name="P11">nohup java -jar spisal-importer.jar -ulss 050119 -dist POL -esp &amp;</text:p>
      <text:p text:style-name="P11">nohup java -jar spisal-importer.jar -ulss 050119 -dist POL -prat &amp;</text:p>
      <text:p text:style-name="P11">nohup java -jar spisal-importer.jar -ulss 050119 -dist POL -docs &amp;</text:p>
      <text:p text:style-name="P11"/>
      <text:p text:style-name="P11">→ POST_IMPORT1_CONTATORI.sql</text:p>
      <text:p text:style-name="P11">→ POST_IMPORT2_BONIFICHE.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ar._20_predefinito_20_paragrafo" style:display-name="Car. predefinito paragrafo"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Windows_X86_64 LibreOffice_project/2b840030fec2aae0fd2658d8d4f9548af4e3518d</meta:generator>
    <meta:creation-date>2016-10-04T14:05:00Z</meta:creation-date>
    <dc:date>2019-05-13T12:28:21.872000000</dc:date>
    <meta:editing-cycles>15</meta:editing-cycles>
    <meta:editing-duration>PT4H25M59S</meta:editing-duration>
    <meta:document-statistic meta:table-count="0" meta:image-count="0" meta:object-count="0" meta:page-count="2" meta:paragraph-count="61" meta:word-count="737" meta:character-count="5169" meta:non-whitespace-character-count="4506"/>
    <meta:template xlink:type="simple" xlink:actuate="onRequest" xlink:title="" xlink:href="Normal.dotm"/>
  </office:meta>
</office:document-meta>
</file>